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87cm" fo:min-width="1.353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79cm" fo:min-width="0.129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345cm" fo:min-width="0.095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withoutfill">
      <style:graphic-properties svg:stroke-width="0.035cm" svg:stroke-color="#ff0000" draw:marker-start-width="0.252cm" draw:marker-end="Arrow_20_concave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35cm" svg:stroke-color="#00bfff" draw:marker-start-width="0.252cm" draw:marker-end="Arrow_20_concave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Liberation Serif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905cm" svg:height="0.889cm" svg:x="0.286cm" svg:y="3.296cm">
          <text:p text:style-name="P1"><text:span text:style-name="T1">Depot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889cm" svg:height="0.889cm" svg:x="0.794cm" svg:y="0.232cm">
          <text:p text:style-name="P1"><text:span text:style-name="T1">#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89cm" svg:height="0.889cm" svg:x="4.394cm" svg:y="3.29cm">
          <text:p text:style-name="P1"><text:span text:style-name="T1">#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aw:custom-shape draw:style-name="gr1" draw:text-style-name="P2" draw:layer="layout" svg:width="1.905cm" svg:height="0.889cm" svg:x="0.286cm" svg:y="3.296cm">
          <text:p text:style-name="P1"><text:span text:style-name="T1">Depo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89cm" svg:height="0.889cm" svg:x="0.794cm" svg:y="0.232cm">
          <text:p text:style-name="P1"><text:span text:style-name="T1">#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89cm" svg:height="0.889cm" svg:x="4.394cm" svg:y="3.29cm">
          <text:p text:style-name="P1"><text:span text:style-name="T1">#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.243cm" svg:y1="3.292cm" svg:x2="1.243cm" svg:y2="1.133cm">
          <text:p/>
        </draw:line>
      </draw:page>
      <draw:page draw:name="page3" draw:style-name="dp1" draw:master-page-name="Default">
        <draw:custom-shape draw:style-name="gr1" draw:text-style-name="P2" draw:layer="layout" svg:width="1.905cm" svg:height="0.889cm" svg:x="0.286cm" svg:y="3.296cm">
          <text:p text:style-name="P1"><text:span text:style-name="T1">Depo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89cm" svg:height="0.889cm" svg:x="0.794cm" svg:y="0.232cm">
          <text:p text:style-name="P1"><text:span text:style-name="T1">#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89cm" svg:height="0.889cm" svg:x="4.394cm" svg:y="3.29cm">
          <text:p text:style-name="P1"><text:span text:style-name="T1">#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.243cm" svg:y1="3.272cm" svg:x2="1.243cm" svg:y2="1.113cm">
          <text:p/>
        </draw:line>
        <draw:line draw:style-name="gr4" draw:text-style-name="P3" draw:layer="layout" svg:x1="1.243cm" svg:y1="3.282cm" svg:x2="1.243cm" svg:y2="1.123cm">
          <text:p/>
        </draw:line>
        <draw:line draw:style-name="gr5" draw:text-style-name="P3" draw:layer="layout" svg:x1="2.226cm" svg:y1="3.734cm" svg:x2="4.385cm" svg:y2="3.734cm">
          <text:p/>
        </draw:line>
      </draw:page>
      <draw:page draw:name="page4" draw:style-name="dp1" draw:master-page-name="Default">
        <draw:custom-shape draw:style-name="gr1" draw:text-style-name="P2" draw:layer="layout" svg:width="1.905cm" svg:height="0.889cm" svg:x="0.286cm" svg:y="3.296cm">
          <text:p text:style-name="P1"><text:span text:style-name="T1">Depo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89cm" svg:height="0.889cm" svg:x="0.794cm" svg:y="0.232cm">
          <text:p text:style-name="P1"><text:span text:style-name="T1">#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89cm" svg:height="0.889cm" svg:x="4.394cm" svg:y="3.29cm">
          <text:p text:style-name="P1"><text:span text:style-name="T1">#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.043cm" svg:y1="3.282cm" svg:x2="1.043cm" svg:y2="1.123cm">
          <text:p/>
        </draw:line>
        <draw:line draw:style-name="gr5" draw:text-style-name="P3" draw:layer="layout" svg:x1="2.226cm" svg:y1="3.534cm" svg:x2="4.385cm" svg:y2="3.534cm">
          <text:p/>
        </draw:line>
        <draw:line draw:style-name="gr4" draw:text-style-name="P3" draw:layer="layout" svg:x1="1.442cm" svg:y1="1.133cm" svg:x2="1.442cm" svg:y2="3.292cm">
          <text:p/>
        </draw:line>
        <draw:line draw:style-name="gr5" draw:text-style-name="P3" draw:layer="layout" svg:x1="4.376cm" svg:y1="3.934cm" svg:x2="2.217cm" svg:y2="3.934cm">
          <text:p/>
        </draw:line>
      </draw:page>
      <draw:page draw:name="page5" draw:style-name="dp1" draw:master-page-name="Default">
        <draw:custom-shape draw:style-name="gr1" draw:text-style-name="P2" draw:layer="layout" svg:width="1.905cm" svg:height="0.889cm" svg:x="0.286cm" svg:y="3.296cm">
          <text:p text:style-name="P1"><text:span text:style-name="T1">Depo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89cm" svg:height="0.889cm" svg:x="0.794cm" svg:y="0.232cm">
          <text:p text:style-name="P1"><text:span text:style-name="T1">#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889cm" svg:height="0.889cm" svg:x="4.394cm" svg:y="3.29cm">
          <text:p text:style-name="P1"><text:span text:style-name="T1">#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1.043cm" svg:y1="3.282cm" svg:x2="1.043cm" svg:y2="1.123cm">
          <text:p/>
        </draw:line>
        <draw:line draw:style-name="gr4" draw:text-style-name="P3" draw:layer="layout" svg:x1="1.651cm" svg:y1="1.016cm" svg:x2="4.445cm" svg:y2="3.429cm">
          <text:p/>
        </draw:line>
        <draw:line draw:style-name="gr4" draw:text-style-name="P3" draw:layer="layout" svg:x1="4.376cm" svg:y1="3.934cm" svg:x2="2.217cm" svg:y2="3.93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715cm" fo:page-height="4.6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30T17:47:52.615719775</meta:creation-date>
    <dc:date>2021-04-17T20:56:47.933906714</dc:date>
    <meta:editing-duration>PT9M45S</meta:editing-duration>
    <meta:editing-cycles>9</meta:editing-cycles>
    <meta:generator>LibreOffice/6.4.7.2$Linux_X86_64 LibreOffice_project/40$Build-2</meta:generator>
    <meta:document-statistic meta:object-count="26"/>
  </office:meta>
</office:document-meta>
</file>